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style:font-name="Thorndale AMT"/>
    </style:style>
    <style:style style:name="P2" style:family="paragraph" style:parent-style-name="Text_20_body">
      <style:text-properties style:font-name="Lucida Console" fo:font-weight="normal" style:font-weight-asian="normal" style:font-weight-complex="normal"/>
    </style:style>
    <style:style style:name="P3" style:family="paragraph" style:parent-style-name="Text_20_body">
      <style:text-properties style:font-name="Thorndale AMT"/>
    </style:style>
    <style:style style:name="P4" style:family="paragraph" style:parent-style-name="Text_20_body">
      <style:text-properties style:font-name="Thorndale AMT" fo:font-weight="normal" style:font-weight-asian="normal" style:font-weight-complex="normal"/>
    </style:style>
    <style:style style:name="P5" style:family="paragraph" style:parent-style-name="Text_20_body">
      <style:text-properties style:font-name="Lucida Console" fo:font-weight="normal" style:font-weight-asian="normal" style:font-weight-complex="normal"/>
    </style:style>
    <style:style style:name="P6" style:family="paragraph" style:parent-style-name="Text_20_body">
      <style:text-properties fo:color="#000000" style:font-name="Lucida Console" fo:font-size="12pt" style:font-size-asian="12pt" style:font-size-complex="12pt"/>
    </style:style>
    <style:style style:name="P7" style:family="paragraph" style:parent-style-name="Standard">
      <style:paragraph-properties style:text-autospace="none"/>
      <style:text-properties fo:color="#000000" style:font-name="Lucida Console" fo:font-size="12pt" fo:background-color="#ffffff" style:font-name-asian="Courier New" style:font-size-asian="12pt" style:font-name-complex="Courier New" style:font-size-complex="12pt"/>
    </style:style>
    <style:style style:name="P8" style:family="paragraph" style:parent-style-name="Standard">
      <style:paragraph-properties style:text-autospace="none"/>
      <style:text-properties fo:color="#000000" style:font-name="Lucida Console" fo:font-size="12pt" fo:font-weight="normal" fo:background-color="#ffffff" style:font-name-asian="Courier New" style:font-size-asian="12pt" style:font-weight-asian="normal" style:font-name-complex="Courier New" style:font-size-complex="12pt" style:font-weight-complex="normal"/>
    </style:style>
    <style:style style:name="P9" style:family="paragraph" style:parent-style-name="Standard">
      <style:text-properties fo:color="#000000" style:font-name="Lucida Console" fo:font-size="12pt" style:font-size-asian="12pt" style:font-size-complex="12pt"/>
    </style:style>
    <style:style style:name="P10" style:family="paragraph" style:parent-style-name="Standard">
      <style:paragraph-properties style:text-autospace="none"/>
      <style:text-properties fo:color="#000000" style:font-name="Lucida Console" fo:font-size="12pt" style:font-size-asian="12pt" style:font-size-complex="12pt"/>
    </style:style>
    <style:style style:name="P11" style:family="paragraph" style:parent-style-name="Standard">
      <style:paragraph-properties style:text-autospace="none"/>
      <style:text-properties fo:color="#000000" style:font-name="Lucida Console" fo:font-size="12pt" style:font-size-asian="12pt" style:font-size-complex="12pt"/>
    </style:style>
    <style:style style:name="P12" style:family="paragraph" style:parent-style-name="Standard">
      <style:paragraph-properties style:text-autospace="none"/>
      <style:text-properties fo:color="#000000" style:font-name="Lucida Console" fo:font-size="12pt" style:font-size-asian="12pt" style:font-size-complex="12pt"/>
    </style:style>
    <style:style style:name="P13" style:family="paragraph" style:parent-style-name="Standard">
      <style:paragraph-properties style:text-autospace="none"/>
      <style:text-properties fo:color="#000000" style:font-name="Lucida Console" fo:font-size="12pt" style:font-size-asian="12pt" style:font-size-complex="12pt"/>
    </style:style>
    <style:style style:name="P14" style:family="paragraph" style:parent-style-name="Standard">
      <style:paragraph-properties style:text-autospace="none"/>
      <style:text-properties fo:color="#000000" style:font-name="Lucida Console" fo:font-size="12pt" style:font-size-asian="12pt" style:font-size-complex="12pt"/>
    </style:style>
    <style:style style:name="P15" style:family="paragraph" style:parent-style-name="Standard">
      <style:paragraph-properties style:text-autospace="none"/>
      <style:text-properties fo:color="#000000" style:font-name="Thorndale AMT" fo:font-size="12pt" style:font-size-asian="12pt" style:font-size-complex="12pt"/>
    </style:style>
    <style:style style:name="T1" style:family="text">
      <style:text-properties fo:font-weight="bold" style:font-weight-asian="bold" style:font-weight-complex="bold"/>
    </style:style>
    <style:style style:name="T2" style:family="text">
      <style:text-properties fo:font-weight="bold" fo:background-color="#ffffff" style:font-name-asian="Courier New" style:font-weight-asian="bold" style:font-name-complex="Courier New" style:font-weight-complex="bold"/>
    </style:style>
    <style:style style:name="T3" style:family="text">
      <style:text-properties fo:font-weight="normal" style:font-weight-asian="normal" style:font-weight-complex="normal"/>
    </style:style>
    <style:style style:name="T4" style:family="text">
      <style:text-properties fo:font-weight="normal" fo:background-color="#ffffff" style:font-name-asian="Courier New" style:font-weight-asian="normal" style:font-name-complex="Courier New" style:font-weight-complex="normal"/>
    </style:style>
    <style:style style:name="T5" style:family="text">
      <style:text-properties style:text-position="super 5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ading data into SAS</text:h>
      <text:p text:style-name="Text_20_body"/>
      <text:p text:style-name="Text_20_body">SAS is remarkably flexible in terms of how it can read data from a file. With that flexibility, however, comes a dizzying array of variations and other things to remember.</text:p>
      <text:p text:style-name="Text_20_body"/>
      <text:p text:style-name="Text_20_body">The easiest way of reading data into SAS is to have them space-delimited: that is, each line of the data file is one individual and each variable value is separated from the next by one or more spaces. Then your data step consists of specifying the file name (using an <text:span text:style-name="T1">infile</text:span><text:span text:style-name="T3"> statement) and listing your variable names (using an </text:span><text:span text:style-name="T1">input</text:span><text:span text:style-name="T3"> statement). Supposing your data are in mydata.dat and look like this:</text:span></text:p>
      <text:p text:style-name="P2">1 2 alpha</text:p>
      <text:p text:style-name="P2">4 5 beta</text:p>
      <text:p text:style-name="P2">7 8 gamma</text:p>
      <text:p text:style-name="P4">with the variables being x, y and z, the following lines will read the data into a SAS data set named “foobar”. </text:p>
      <text:p text:style-name="P4"/>
      <text:p text:style-name="P2">data foobar;</text:p>
      <text:p text:style-name="P2"><text:s text:c="2"/>infile 'mydata.dat';</text:p>
      <text:p text:style-name="P2"><text:s text:c="2"/>input x y z $;</text:p>
      <text:p text:style-name="P2"/>
      <text:p text:style-name="P1"><text:span text:style-name="T3">You can follow this up with a </text:span><text:span text:style-name="T1">proc print </text:span><text:span text:style-name="T3">statement to ensure that everything worked out all right. Those are single quotes around the filename (though I think double quotes work as well). The $ next to z means that it is a character (categorical) variable rather than a quantitative one.</text:span></text:p>
      <text:p text:style-name="P4"/>
      <text:p text:style-name="P1"><text:span text:style-name="T3">As an alternative to this, you can have the data within the SAS file. In that case, you replace the </text:span><text:span text:style-name="T1">infile</text:span><text:span text:style-name="T3"> line by a </text:span><text:span text:style-name="T1">datalines</text:span><text:span text:style-name="T3"> statement, like this:</text:span></text:p>
      <text:p text:style-name="P4"/>
      <text:p text:style-name="P2">data foobar;</text:p>
      <text:p text:style-name="P2"><text:s text:c="2"/>input x y z $;</text:p>
      <text:p text:style-name="P2"><text:s text:c="2"/>datalines;</text:p>
      <text:p text:style-name="P2"><text:s text:c="2"/>1 2 alpha</text:p>
      <text:p text:style-name="P2"><text:s text:c="2"/>4 5 beta</text:p>
      <text:p text:style-name="P2"><text:s text:c="2"/>7 8 gamma</text:p>
      <text:p text:style-name="P2">;</text:p>
      <text:p text:style-name="P2"/>
      <text:p text:style-name="P1"><text:span text:style-name="T3">Note carefully the placement of the semicolons: one at the end of each line that is a SAS command, and one after the data. The word </text:span><text:span text:style-name="T1">datalines </text:span><text:span text:style-name="T3"><text:s/>can be replaced by </text:span><text:span text:style-name="T1">cards</text:span><text:span text:style-name="T3">, which is a throwback to the days when SAS was run using literal punched cards, so the above example would have had three data cards.</text:span></text:p>
      <text:p text:style-name="P1"><text:span text:style-name="T3">A third variation is to have data presented to you as “tab-delimited”: that is, with a tab instead of a </text:span><text:soft-page-break/><text:span text:style-name="T3">space separating each value. Sometimes if you copy data from a spreadsheet (or a Minitab worksheet) the lines will end up this way. If you wish to prevent SAS from getting very confused, and to tell it that tabs are coming, you add something cryptic to the end of the </text:span><text:span text:style-name="T1">infile </text:span><text:span text:style-name="T3">statement, like this:</text:span></text:p>
      <text:p text:style-name="P4"/>
      <text:p text:style-name="P2">data foobar;</text:p>
      <text:p text:style-name="P2"><text:s text:c="2"/>infile 'mydata.dat' delimiter='09'x;</text:p>
      <text:p text:style-name="P2"><text:s text:c="2"/>input x y z;</text:p>
      <text:p text:style-name="P2"/>
      <text:p text:style-name="P4">If you care, 09 is the hex code for “tab”, which you have to do because the tab key doesn't produce a character by itself. So '09'x means “09 in hex”, that is, the tab character. </text:p>
      <text:p text:style-name="P4"/>
      <text:p text:style-name="P4">Data often come to you with variable names at the tops of the columns. Here's the start of a data file:</text:p>
      <text:p text:style-name="P4"/>
      <text:p text:style-name="P2">ID DAYS STATUS DRUG AGE SEX</text:p>
      <text:p text:style-name="P2">1 400 2 1 21464 1 </text:p>
      <text:p text:style-name="P2">2 4500 0 1 20617 1 </text:p>
      <text:p text:style-name="P2"/>
      <text:p text:style-name="P4">with six variables, separated by spaces. What you need to do is to take note of the first line (copy it into your <text:span text:style-name="T1">input </text:span>statement), and then tell SAS to start collecting data from the 2<text:span text:style-name="T5">nd</text:span> line of the file. This is done using <text:span text:style-name="T1">firstobs=2</text:span> on the infile line (starting on the 2<text:span text:style-name="T5">nd</text:span> line is a characteristic of the file, not the variables):</text:p>
      <text:p text:style-name="P4"/>
      <text:p text:style-name="P2">data foobar;</text:p>
      <text:p text:style-name="P2"><text:s text:c="2"/>infile 'mydata.dat' firstobs=2;</text:p>
      <text:p text:style-name="P2"><text:s text:c="2"/>input id days status drug age sex;</text:p>
      <text:p text:style-name="P2"/>
      <text:p text:style-name="P4">With any of these variations, be sure to check the log file to make sure your data step has worked, and it's often a good idea to put a <text:span text:style-name="T1">proc print</text:span> in your program to make sure that SAS has not only managed to read in your data somehow, it has managed to do so correctly.</text:p>
      <text:p text:style-name="P4"/>
      <text:p text:style-name="P4">Sometimes someone else has already read the data into SAS, and saved it in SAS's internal format. Then it can be read in more easily, but you have to remember how it goes! Here's an example:</text:p>
      <text:p text:style-name="P4"/>
      <text:p text:style-name="P2">libname sasdata '.';</text:p>
      <text:p text:style-name="P2">data foobar; </text:p>
      <text:p text:style-name="P2"><text:s text:c="2"/>set sasdata.mydata;</text:p>
      <text:p text:style-name="P2"/>
      <text:p text:style-name="P1"><text:span text:style-name="T3">This means that </text:span><text:span text:style-name="T1">mydata</text:span><text:span text:style-name="T3"> is in SAS format already (in a file called mydata.sas7bdat), and so SAS will know what variables it contains: just </text:span><text:span text:style-name="T1">set</text:span><text:span text:style-name="T3"> and the name of the SAS data file will do (apart from the </text:span><text:soft-page-break/><text:span text:style-name="T1">libname</text:span><text:span text:style-name="T3"> business up top). </text:span></text:p>
      <text:p text:style-name="P1"><text:span text:style-name="T3"/></text:p>
      <text:p text:style-name="P1"><text:span text:style-name="T3">You might want to convert a SAS data file to a regular text one (the data files in Tabachnick and Fidell came as SAS data files, so I converted them for you). SAS has a procedure called </text:span><text:span text:style-name="T1">proc export</text:span><text:span text:style-name="T3"> for this. Here's how you might use it, on a SAS data file called </text:span><text:span text:style-name="T1">hlthsem</text:span><text:span text:style-name="T3">:</text:span></text:p>
      <text:p text:style-name="P1"><text:span text:style-name="T3"/></text:p>
      <text:p text:style-name="P9"><text:span text:style-name="T4">libname</text:span><text:span text:style-name="T4"> sasdata </text:span><text:span text:style-name="T4">'.'</text:span><text:span text:style-name="T4">;</text:span></text:p>
      <text:p text:style-name="P7"/>
      <text:p text:style-name="P10"><text:span text:style-name="T2">data</text:span><text:span text:style-name="T4"> hlthsem;</text:span></text:p>
      <text:p text:style-name="P10"><text:span text:style-name="T4"><text:s text:c="2"/></text:span><text:span text:style-name="T4">set</text:span><text:span text:style-name="T4"> sasdata.hlthsem;</text:span></text:p>
      <text:p text:style-name="P8"/>
      <text:p text:style-name="P10"><text:span text:style-name="T2">proc</text:span><text:span text:style-name="T4"> </text:span><text:span text:style-name="T2">export</text:span><text:span text:style-name="T4"> </text:span><text:span text:style-name="T4">outfile</text:span><text:span text:style-name="T4">=</text:span><text:span text:style-name="T4">"hlthsem.txt"</text:span><text:span text:style-name="T4">;</text:span></text:p>
      <text:p text:style-name="P10"><text:span text:style-name="T4"><text:s text:c="2"/>delimiter=” ";</text:span></text:p>
      <text:p text:style-name="P10"><text:span text:style-name="T4"/></text:p>
      <text:p text:style-name="P15"><text:span text:style-name="T4">This produces a space-delimited file called hlthsem.txt, which is the easiest kind to read back in again. If you forget the </text:span><text:span text:style-name="T2">delimiter</text:span><text:span text:style-name="T4"> part, you'll get a tab-delimited file, and you'll have to do the '09'x thing to read it back in. It has to be a </text:span><text:span text:style-name="T2">.txt</text:span><text:span text:style-name="T4"> file, because SAS works out what kind of thing you want to export from the file extension. If you export </text:span><text:span text:style-name="T2">something.xls</text:span><text:span text:style-name="T4">, you'll end up with an Excel spreadsheet!</text:span></text:p>
      <text:p text:style-name="P6"><text:span text:style-name="T3"/></text:p>
      <text:p text:style-name="P4"/>
      <text:p text:style-name="P4">All of the above assumes that the data file is in the same directory (folder) as the SAS code that reads in the data file; if not, things get somewhat inconvenient (another reason not to create separate directories, though you'd think that would be a cleaner thing to 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horndale AMT" fo:font-size="12pt" fo:language="en" fo:country="CA"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Ken Butler</meta:initial-creator>
    <meta:creation-date>2008-10-06T16:14:31</meta:creation-date>
    <dc:creator>Ken Butler</dc:creator>
    <dc:date>2008-10-08T09:19:06</dc:date>
    <meta:editing-cycles>5</meta:editing-cycles>
    <meta:editing-duration>PT56M3S</meta:editing-duration>
    <meta:user-defined meta:name="Info 1"/>
    <meta:user-defined meta:name="Info 2"/>
    <meta:user-defined meta:name="Info 3"/>
    <meta:user-defined meta:name="Info 4"/>
    <meta:document-statistic meta:table-count="0" meta:image-count="0" meta:object-count="0" meta:page-count="3" meta:paragraph-count="47" meta:word-count="867" meta:character-count="4616"/>
  </office:meta>
</office:document-meta>
</file>